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500000169963FAC6BDD7C065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Captura_25_20desde_25_202022-12-02_25_2008-41-39" draw:display-name="Captura%20desde%202022-12-02%2008-41-39" xlink:href="Pictures/10000001000001E500000169963FAC6BDD7C065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aptura_25_20desde_25_202022-12-02_25_2008-41-39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1E500000169963FAC6BDD7C065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aptura_25_20desde_25_202022-12-02_25_2008-41-39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8:38:52.529035544</meta:creation-date>
    <dc:date>2022-12-02T08:42:54.523701737</dc:date>
    <meta:editing-duration>PT4M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